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2744in"/>
    </style:style>
    <style:style style:name="co20" style:family="table-column">
      <style:table-column-properties fo:break-before="auto" style:column-width="1.3409in"/>
    </style:style>
    <style:style style:name="co21" style:family="table-column">
      <style:table-column-properties fo:break-before="auto" style:column-width="0.8402in"/>
    </style:style>
    <style:style style:name="co12" style:family="table-column">
      <style:table-column-properties fo:break-before="auto" style:column-width="0.7528in"/>
    </style:style>
    <style:style style:name="co22" style:family="table-column">
      <style:table-column-properties fo:break-before="auto" style:column-width="2.4618in"/>
    </style:style>
    <style:style style:name="co23" style:family="table-column">
      <style:table-column-properties fo:break-before="auto" style:column-width="3.0063in"/>
    </style:style>
    <style:style style:name="co28" style:family="table-column">
      <style:table-column-properties fo:break-before="auto" style:column-width="1.3839in"/>
    </style:style>
    <style:style style:name="co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1.8417in"/>
    </style:style>
    <style:style style:name="co30" style:family="table-column">
      <style:table-column-properties fo:break-before="auto" style:column-width="1.0252in"/>
    </style:style>
    <style:style style:name="co31" style:family="table-column">
      <style:table-column-properties fo:break-before="auto" style:column-width="2.0374in"/>
    </style:style>
    <style:style style:name="co32" style:family="table-column">
      <style:table-column-properties fo:break-before="auto" style:column-width="2.8646in"/>
    </style:style>
    <style:style style:name="co1" style:family="table-column">
      <style:table-column-properties fo:break-before="auto" style:column-width="1.7in"/>
    </style:style>
    <style:style style:name="co33" style:family="table-column">
      <style:table-column-properties fo:break-before="auto" style:column-width="1.1016in"/>
    </style:style>
    <style:style style:name="co34" style:family="table-column">
      <style:table-column-properties fo:break-before="auto" style:column-width="2.8319in"/>
    </style:style>
    <style:style style:name="co18" style:family="table-column">
      <style:table-column-properties fo:break-before="auto" style:column-width="3.4634in"/>
    </style:style>
    <style:style style:name="co19" style:family="table-column">
      <style:table-column-properties fo:break-before="auto" style:column-width="3.7661in"/>
    </style:style>
    <style:style style:name="co24" style:family="table-column">
      <style:table-column-properties fo:break-before="auto" style:column-width="2.5035in"/>
    </style:style>
    <style:style style:name="co25" style:family="table-column">
      <style:table-column-properties fo:break-before="auto" style:column-width="3.5173in"/>
    </style:style>
    <style:style style:name="co26" style:family="table-column">
      <style:table-column-properties fo:break-before="auto" style:column-width="1.6402in"/>
    </style:style>
    <style:style style:name="co27" style:family="table-column">
      <style:table-column-properties fo:break-before="auto" style:column-width="0.8925in"/>
    </style:style>
    <style:style style:name="co35" style:family="table-column">
      <style:table-column-properties fo:break-before="auto" style:column-width="1.0465in"/>
    </style:style>
    <style:style style:name="co36" style:family="table-column">
      <style:table-column-properties fo:break-before="auto" style:column-width="0.611in"/>
    </style:style>
    <style:style style:name="co37" style:family="table-column">
      <style:table-column-properties fo:break-before="auto" style:column-width="2.0047in"/>
    </style:style>
    <style:style style:name="co38" style:family="table-column">
      <style:table-column-properties fo:break-before="auto" style:column-width="3.2563in"/>
    </style:style>
    <style:style style:name="co39" style:family="table-column">
      <style:table-column-properties fo:break-before="auto" style:column-width="1.6346in"/>
    </style:style>
    <style:style style:name="co40" style:family="table-column">
      <style:table-column-properties fo:break-before="auto" style:column-width="0.9709in"/>
    </style:style>
    <style:style style:name="co41" style:family="table-column">
      <style:table-column-properties fo:break-before="auto" style:column-width="2.3098in"/>
    </style:style>
    <style:style style:name="co42" style:family="table-column">
      <style:table-column-properties fo:break-before="auto" style:column-width="3.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42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44" style:family="table-cell" style:parent-style-name="Default">
      <style:table-cell-properties fo:wrap-option="no-wrap"/>
      <style:text-properties style:text-position=""/>
    </style:style>
    <style:style style:name="ce4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50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52" style:family="table-cell" style:parent-style-name="Default">
      <style:table-cell-properties fo:wrap-option="wrap"/>
      <style:text-properties style:text-position="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4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5" style:family="table-cell" style:parent-style-name="Default">
      <style:table-cell-properties style:vertical-align="middle" loext:vertical-justify="auto"/>
    </style:style>
    <style:style style:name="ce26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8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wrap-option="wrap" style:vertical-align="middle" loext:vertical-justify="auto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wrap-option="no-wrap"/>
    </style:style>
    <style:style style:name="ce56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6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wrap-option="no-wrap" style:vertical-align="middle" loext:vertical-justify="auto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4" style:family="table-cell" style:parent-style-name="Default">
      <style:table-cell-properties fo:wrap-option="wrap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1" table:default-cell-style-name="ce21"/>
        <table:table-column table:style-name="co18" table:default-cell-style-name="ce21"/>
        <table:table-column table:style-name="co19" table:default-cell-style-name="ce21"/>
        <table:table-column table:style-name="co24" table:default-cell-style-name="ce21"/>
        <table:table-column table:style-name="co25" table:default-cell-style-name="ce33"/>
        <table:table-column table:style-name="co26" table:default-cell-style-name="ce21"/>
        <table:table-column table:style-name="co27" table:number-columns-repeated="1008" table:default-cell-style-name="ce21"/>
        <table:table-column table:style-name="co27" table:number-columns-repeated="3" table:default-cell-style-name="ce25"/>
        <table:table-row table:style-name="ro1">
          <table:table-cell table:style-name="ce15" office:value-type="string" calcext:value-type="string">
            <text:p>File name as deployed</text:p>
          </table:table-cell>
          <table:table-cell table:style-name="ce26" office:value-type="string" calcext:value-type="string">
            <text:p>MMTN_20120720.CR3</text:p>
          </table:table-cell>
          <table:table-cell table:style-name="Default"/>
          <table:table-cell table:style-name="ce22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6" office:value-type="string" calcext:value-type="string">
            <text:p>Program signature</text:p>
          </table:table-cell>
          <table:table-cell table:style-name="ce27" office:value-type="float" office:value="15496" calcext:value-type="float">
            <text:p>15496</text:p>
          </table:table-cell>
          <table:table-cell table:style-name="ce31"/>
          <table:table-cell table:style-name="ce22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17" office:value-type="string" calcext:value-type="string">
            <text:p>Deployment timestamp</text:p>
          </table:table-cell>
          <table:table-cell table:style-name="ce28" office:value-type="string" calcext:value-type="string">
            <text:p>2012-07-20 07:57:36 PST</text:p>
          </table:table-cell>
          <table:table-cell table:style-name="ce31"/>
          <table:table-cell table:style-name="ce22"/>
          <table:table-cell table:style-name="ce29"/>
          <table:table-cell table:style-name="ce22"/>
          <table:table-cell table:number-columns-repeated="1011"/>
        </table:table-row>
        <table:table-row table:style-name="ro4">
          <table:table-cell table:style-name="ce16" office:value-type="string" calcext:value-type="string">
            <text:p>Git repository tag</text:p>
          </table:table-cell>
          <table:table-cell table:style-name="ce26" office:value-type="string" calcext:value-type="string">
            <text:p>20120720_MMTN</text:p>
          </table:table-cell>
          <table:table-cell table:style-name="Default" table:number-columns-repeated="3"/>
          <table:table-cell table:style-name="ce22"/>
          <table:table-cell table:number-columns-repeated="1011"/>
        </table:table-row>
        <table:table-row table:style-name="ro4">
          <table:table-cell table:style-name="Default" table:number-columns-repeated="5"/>
          <table:table-cell table:style-name="ce22"/>
          <table:table-cell table:number-columns-repeated="1011"/>
        </table:table-row>
        <table:table-row table:style-name="ro4">
          <table:table-cell table:style-name="ce18" office:value-type="string" calcext:value-type="string">
            <text:p>Table name</text:p>
          </table:table-cell>
          <table:table-cell table:style-name="ce16" office:value-type="string" calcext:value-type="string">
            <text:p>Record interval</text:p>
          </table:table-cell>
          <table:table-cell table:style-name="ce16" office:value-type="string" calcext:value-type="string">
            <text:p>Notes</text:p>
          </table:table-cell>
          <table:table-cell table:style-name="Default" table:number-columns-repeated="2"/>
          <table:table-cell table:style-name="ce25"/>
          <table:table-cell table:number-columns-repeated="1011"/>
        </table:table-row>
        <table:table-row table:style-name="ro1">
          <table:table-cell table:style-name="ce19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19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25"/>
          <table:table-cell table:number-columns-repeated="1008"/>
          <table:table-cell table:style-name="ce30" table:number-columns-repeated="2"/>
          <table:table-cell/>
        </table:table-row>
        <table:table-row table:style-name="ro1">
          <table:table-cell table:style-name="ce19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25"/>
          <table:table-cell table:number-columns-repeated="1008"/>
          <table:table-cell table:style-name="ce30" table:number-columns-repeated="2"/>
          <table:table-cell/>
        </table:table-row>
        <table:table-row table:style-name="ro1">
          <table:table-cell table:style-name="ce19" office:value-type="string" calcext:value-type="string">
            <text:p>stats30_soil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19" office:value-type="string" calcext:value-type="string">
            <text:p>stats5_soil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19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19" office:value-type="string" calcext:value-type="string">
            <text:p>site_info</text:p>
          </table:table-cell>
          <table:table-cell table:style-name="Default" office:value-type="string" calcext:value-type="string">
            <text:p>once at start-up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19"/>
          <table:table-cell table:style-name="Default"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18" office:value-type="string" calcext:value-type="string">
            <text:p>StatCode</text:p>
          </table:table-cell>
          <table:table-cell table:style-name="ce16" office:value-type="string" calcext:value-type="string">
            <text:p>Description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19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19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20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19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19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19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19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19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25"/>
          <table:table-cell table:number-columns-repeated="1011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9"/>
          <table:table-cell table:style-name="Default"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1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1">
          <table:table-cell table:style-name="ce19"/>
          <table:table-cell table:style-name="Default" table:number-columns-repeated="4"/>
          <table:table-cell table:style-name="ce25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25"/>
          <table:table-cell table:number-columns-repeated="1008"/>
          <table:table-cell table:style-name="ce30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25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25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25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25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5"/>
          <table:table-cell table:style-name="ce22"/>
          <table:table-cell table:number-columns-repeated="2"/>
          <table:table-cell table:style-name="ce21"/>
          <table:table-cell table:style-name="ce33"/>
          <table:table-cell table:number-columns-repeated="1008"/>
          <table:table-cell table:style-name="ce30" table:number-columns-repeated="2"/>
          <table:table-cell/>
        </table:table-row>
        <table:table-row table:style-name="ro1">
          <table:table-cell table:style-name="ce17"/>
          <table:table-cell table:style-name="ce22"/>
          <table:table-cell table:number-columns-repeated="2"/>
          <table:table-cell table:style-name="ce21"/>
          <table:table-cell table:style-name="ce33"/>
          <table:table-cell table:number-columns-repeated="1011"/>
        </table:table-row>
        <table:table-row table:style-name="ro1">
          <table:table-cell table:style-name="ce17"/>
          <table:table-cell table:style-name="ce29" table:number-columns-spanned="4" table:number-rows-spanned="1"/>
          <table:covered-table-cell table:number-columns-repeated="2"/>
          <table:covered-table-cell table:style-name="ce21"/>
          <table:table-cell table:style-name="ce33"/>
          <table:table-cell table:number-columns-repeated="1011"/>
        </table:table-row>
        <table:table-row table:style-name="ro1">
          <table:table-cell table:style-name="ce17" table:number-columns-repeated="4"/>
          <table:table-cell table:style-name="ce34"/>
          <table:table-cell table:style-name="ce25"/>
          <table:table-cell table:number-columns-repeated="1011"/>
        </table:table-row>
        <table:table-row table:style-name="ro1" table:number-rows-repeated="2">
          <table:table-cell table:style-name="ce22" table:number-columns-repeated="4"/>
          <table:table-cell table:style-name="ce29"/>
          <table:table-cell table:style-name="ce25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32"/>
          <table:table-cell table:number-columns-repeated="2"/>
          <table:table-cell table:style-name="ce25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5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5"/>
          <table:table-cell table:style-name="ce25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4"/>
          <table:table-cell table:style-name="ce36"/>
          <table:table-cell table:style-name="ce25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32"/>
          <table:table-cell table:number-columns-repeated="2"/>
          <table:table-cell table:style-name="ce25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32"/>
          <table:table-cell table:number-columns-repeated="2"/>
          <table:table-cell table:style-name="ce25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4"/>
          <table:table-cell table:style-name="ce36"/>
          <table:table-cell table:style-name="ce25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5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25"/>
          <table:table-cell table:number-columns-repeated="1008"/>
          <table:table-cell table:style-name="ce30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25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5"/>
          <table:table-cell table:number-columns-repeated="1016"/>
        </table:table-row>
        <table:table-row table:style-name="ro1">
          <table:table-cell table:style-name="ce23"/>
          <table:table-cell table:number-columns-repeated="1016"/>
        </table:table-row>
        <table:table-row table:style-name="ro1">
          <table:table-cell table:style-name="ce24"/>
          <table:table-cell table:number-columns-repeated="1016"/>
        </table:table-row>
        <table:table-row table:style-name="ro1">
          <table:table-cell table:style-name="ce22"/>
          <table:table-cell table:style-name="ce30" table:number-columns-repeated="2"/>
          <table:table-cell table:style-name="ce25"/>
          <table:table-cell table:style-name="ce36"/>
          <table:table-cell table:number-columns-repeated="1012"/>
        </table:table-row>
        <table:table-row table:style-name="ro1">
          <table:table-cell table:style-name="ce22" table:number-columns-repeated="3"/>
          <table:table-cell table:style-name="ce17"/>
          <table:table-cell table:style-name="ce34"/>
          <table:table-cell table:number-columns-repeated="1012"/>
        </table:table-row>
        <table:table-row table:style-name="ro1" table:number-rows-repeated="2">
          <table:table-cell table:style-name="ce22" table:number-columns-repeated="4"/>
          <table:table-cell table:style-name="ce29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25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25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25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25"/>
          <table:table-cell table:number-columns-repeated="1016"/>
        </table:table-row>
        <table:table-row table:style-name="ro1" table:number-rows-repeated="1048331">
          <table:table-cell table:number-columns-repeated="1017"/>
        </table:table-row>
        <table:table-row table:style-name="ro4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tsdata" table:style-name="ta1">
        <table:table-column table:style-name="co9" table:default-cell-style-name="ce37"/>
        <table:table-column table:style-name="co35" table:default-cell-style-name="ce55"/>
        <table:table-column table:style-name="co36" table:default-cell-style-name="ce55"/>
        <table:table-column table:style-name="co12" table:default-cell-style-name="ce37"/>
        <table:table-column table:style-name="co37" table:default-cell-style-name="ce55"/>
        <table:table-column table:style-name="co38" table:default-cell-style-name="ce55"/>
        <table:table-column table:style-name="co8" table:number-columns-repeated="1018" table:default-cell-style-name="ce55"/>
        <table:table-row table:style-name="ro2">
          <table:table-cell/>
          <table:table-cell table:style-name="ce38" office:value-type="string" calcext:value-type="string">
            <text:p>Column label</text:p>
          </table:table-cell>
          <table:table-cell table:style-name="ce38" office:value-type="string" calcext:value-type="string">
            <text:p>Units</text:p>
          </table:table-cell>
          <table:table-cell table:style-name="ce56" office:value-type="string" calcext:value-type="string">
            <text:p>StatCod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TIMESTAMP</text:p>
          </table:table-cell>
          <table:table-cell table:style-name="ce39"/>
          <table:table-cell table:style-name="ce57" office:value-type="string" calcext:value-type="string">
            <text:p>--</text:p>
          </table:table-cell>
          <table:table-cell table:style-name="ce39" office:value-type="string" calcext:value-type="string">
            <text:p>end of period timestamp</text:p>
          </table:table-cell>
          <table:table-cell table:style-name="ce39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RECORD</text:p>
          </table:table-cell>
          <table:table-cell table:style-name="ce39"/>
          <table:table-cell table:style-name="ce57" office:value-type="string" calcext:value-type="string">
            <text:p>--</text:p>
          </table:table-cell>
          <table:table-cell table:style-name="ce39" office:value-type="string" calcext:value-type="string">
            <text:p>sequential record number</text:p>
          </table:table-cell>
          <table:table-cell table:style-name="ce39"/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4" office:value-type="string" calcext:value-type="string">
            <text:p>Ux</text:p>
          </table:table-cell>
          <table:table-cell table:style-name="ce54" office:value-type="string" calcext:value-type="string">
            <text:p>m/s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horizontal wind component</text:p>
          </table:table-cell>
          <table:table-cell table:style-name="ce54" office:value-type="string" calcext:value-type="string">
            <text:p>(+) = into sonic array toward mounting bolt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4" office:value-type="string" calcext:value-type="string">
            <text:p>Uy</text:p>
          </table:table-cell>
          <table:table-cell table:style-name="ce54" office:value-type="string" calcext:value-type="string">
            <text:p>m/s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horizontal wind component</text:p>
          </table:table-cell>
          <table:table-cell table:style-name="ce54" office:value-type="string" calcext:value-type="string">
            <text:p>cross wind speed, right-handed w.r.t. Ux/Uz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4" office:value-type="string" calcext:value-type="string">
            <text:p>Uz</text:p>
          </table:table-cell>
          <table:table-cell table:style-name="ce54" office:value-type="string" calcext:value-type="string">
            <text:p>m/s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vertical wind speed</text:p>
          </table:table-cell>
          <table:table-cell table:style-name="ce54" office:value-type="string" calcext:value-type="string">
            <text:p>(+) = away from surface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4" office:value-type="string" calcext:value-type="string">
            <text:p>Ts</text:p>
          </table:table-cell>
          <table:table-cell table:style-name="ce54" office:value-type="string" calcext:value-type="string">
            <text:p>C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sonic temperature</text:p>
          </table:table-cell>
          <table:table-cell table:style-name="ce54" office:value-type="string" calcext:value-type="string">
            <text:p>closely approximates virtual temperature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4" office:value-type="string" calcext:value-type="string">
            <text:p>diag_sonic</text:p>
          </table:table-cell>
          <table:table-cell table:style-name="ce54" office:value-type="string" calcext:value-type="string">
            <text:p>bitmap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diagnostic code</text:p>
          </table:table-cell>
          <table:table-cell table:style-name="ce54" office:value-type="string" calcext:value-type="string">
            <text:p>bits 0-5 are warning flags; any value &gt;0 has flags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4" office:value-type="string" calcext:value-type="string">
            <text:p>CO2</text:p>
          </table:table-cell>
          <table:table-cell table:style-name="ce54" office:value-type="string" calcext:value-type="string">
            <text:p>mg/m^3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mass conc. of carbon dioxide</text:p>
          </table:table-cell>
          <table:table-cell table:style-name="ce54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4" office:value-type="string" calcext:value-type="string">
            <text:p>H2O</text:p>
          </table:table-cell>
          <table:table-cell table:style-name="ce54" office:value-type="string" calcext:value-type="string">
            <text:p>g/m^3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mass conc. of water vapor</text:p>
          </table:table-cell>
          <table:table-cell table:style-name="ce54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4" office:value-type="string" calcext:value-type="string">
            <text:p>diag_irga</text:p>
          </table:table-cell>
          <table:table-cell table:style-name="ce54" office:value-type="string" calcext:value-type="string">
            <text:p>bitmap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diagnostic code</text:p>
          </table:table-cell>
          <table:table-cell table:style-name="ce54" office:value-type="string" calcext:value-type="string">
            <text:p>bits 0-20 are warning flags; any value &gt;0 has flags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4" office:value-type="string" calcext:value-type="string">
            <text:p>amb_tmpr</text:p>
          </table:table-cell>
          <table:table-cell table:style-name="ce54" office:value-type="string" calcext:value-type="string">
            <text:p>C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ambient temperature</text:p>
          </table:table-cell>
          <table:table-cell table:style-name="ce54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4" office:value-type="string" calcext:value-type="string">
            <text:p>amb_press</text:p>
          </table:table-cell>
          <table:table-cell table:style-name="ce54" office:value-type="string" calcext:value-type="string">
            <text:p>kPa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barometric (ambient) pressure</text:p>
          </table:table-cell>
          <table:table-cell table:style-name="ce54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4" office:value-type="string" calcext:value-type="string">
            <text:p>CO2_signal</text:p>
          </table:table-cell>
          <table:table-cell table:style-name="ce54" office:value-type="string" calcext:value-type="string">
            <text:p>unity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CO2 signal quality</text:p>
          </table:table-cell>
          <table:table-cell table:style-name="ce54" office:value-type="string" calcext:value-type="string">
            <text:p>nominal range 0-1, 1=good quality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4" office:value-type="string" calcext:value-type="string">
            <text:p>H2O_signal</text:p>
          </table:table-cell>
          <table:table-cell table:style-name="ce54" office:value-type="string" calcext:value-type="string">
            <text:p>unity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H2O signal quality</text:p>
          </table:table-cell>
          <table:table-cell table:style-name="ce54" office:value-type="string" calcext:value-type="string">
            <text:p>nominal range 0-1, 1=good quality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19"/>
          <table:table-cell table:style-name="Default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9" table:default-cell-style-name="ce40"/>
        <table:table-column table:style-name="co20" table:default-cell-style-name="ce44"/>
        <table:table-column table:style-name="co21" table:default-cell-style-name="ce44"/>
        <table:table-column table:style-name="co12" table:default-cell-style-name="ce49"/>
        <table:table-column table:style-name="co22" table:default-cell-style-name="ce44"/>
        <table:table-column table:style-name="co23" table:default-cell-style-name="ce44"/>
        <table:table-column table:style-name="co28" table:default-cell-style-name="ce44"/>
        <table:table-column table:style-name="co8" table:number-columns-repeated="1016" table:default-cell-style-name="ce44"/>
        <table:table-row table:style-name="ro1">
          <table:table-cell/>
          <table:table-cell table:style-name="ce41" office:value-type="string">
            <text:p>Column label</text:p>
          </table:table-cell>
          <table:table-cell table:style-name="ce41" office:value-type="string">
            <text:p>Units</text:p>
          </table:table-cell>
          <table:table-cell table:style-name="ce46" office:value-type="string">
            <text:p>StatCode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2" office:value-type="string">
            <text:p>TIMESTAMP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end of period timestamp</text:p>
          </table:table-cell>
          <table:table-cell table:style-name="ce42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2" office:value-type="string">
            <text:p>RECORD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sequential record number</text:p>
          </table:table-cell>
          <table:table-cell table:style-name="ce42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43" office:value-type="string">
            <text:p>L</text:p>
          </table:table-cell>
          <table:table-cell table:style-name="ce43" office:value-type="string">
            <text:p>m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Obukhov length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ce43" office:value-type="string">
            <text:p>u_star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friction velocity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style-name="ce43" office:value-type="string">
            <text:p>tau</text:p>
          </table:table-cell>
          <table:table-cell table:style-name="ce43" office:value-type="string">
            <text:p>kg/(m s^2)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omentum flux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style-name="ce43" office:value-type="string">
            <text:p>Fc_wpl</text:p>
          </table:table-cell>
          <table:table-cell table:style-name="ce43" office:value-type="string">
            <text:p>mg/(m^2 s)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CO2 flux</text:p>
          </table:table-cell>
          <table:table-cell table:style-name="ce43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style-name="ce43" office:value-type="string">
            <text:p>LE_wpl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latent heat flux</text:p>
          </table:table-cell>
          <table:table-cell table:style-name="ce43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style-name="ce43" office:value-type="string">
            <text:p>Hc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sensible heat flux</text:p>
          </table:table-cell>
          <table:table-cell table:style-name="ce43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43" office:value-type="string">
            <text:p>Ts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sonic temperature</text:p>
          </table:table-cell>
          <table:table-cell table:style-name="ce43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style-name="ce43" office:value-type="string">
            <text:p>Ts_Std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sonic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43" office:value-type="string">
            <text:p>Tc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'corrected' sonic temp.</text:p>
          </table:table-cell>
          <table:table-cell table:style-name="ce50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style-name="ce43" office:value-type="string">
            <text:p>Uz_St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vertical wind speed</text:p>
          </table:table-cell>
          <table:table-cell table:style-name="ce43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style-name="ce43" office:value-type="string">
            <text:p>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calar mean horizontal wind speed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style-name="ce43" office:value-type="string">
            <text:p>rslt_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style-name="ce43" office:value-type="string">
            <text:p>rslt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wind direction</text:p>
          </table:table-cell>
          <table:table-cell table:style-name="ce43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style-name="ce43" office:value-type="string">
            <text:p>std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td. dev. of wind speed</text:p>
          </table:table-cell>
          <table:table-cell table:style-name="ce43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43" office:value-type="string">
            <text:p>sonic_uptime</text:p>
          </table:table-cell>
          <table:table-cell table:style-name="ce43" office:value-type="string">
            <text:p>unity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ratio of samples/possible</text:p>
          </table:table-cell>
          <table:table-cell table:style-name="ce43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43" office:value-type="string">
            <text:p>CO2_ppm_Avg</text:p>
          </table:table-cell>
          <table:table-cell table:style-name="ce43" office:value-type="string">
            <text:p>ppm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CO2 mixing ratio</text:p>
          </table:table-cell>
          <table:table-cell table:style-name="ce43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43" office:value-type="string">
            <text:p>CO2_mg_m3_Avg</text:p>
          </table:table-cell>
          <table:table-cell table:style-name="ce43" office:value-type="string">
            <text:p>mg/m^3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CO2 mass concentration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ce43" office:value-type="string">
            <text:p>CO2_mg_m3_Std</text:p>
          </table:table-cell>
          <table:table-cell table:style-name="ce43" office:value-type="string">
            <text:p>mg/m^3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CO2 mass conc.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43" office:value-type="string">
            <text:p>CO2_signal_Avg</text:p>
          </table:table-cell>
          <table:table-cell table:style-name="ce43" office:value-type="string">
            <text:p>ratio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CO2 signal quality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style-name="ce43" office:value-type="string">
            <text:p>H2O_g_kg_Avg</text:p>
          </table:table-cell>
          <table:table-cell table:style-name="ce43" office:value-type="string">
            <text:p>g_kg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H2O mixing ratio</text:p>
          </table:table-cell>
          <table:table-cell table:style-name="ce43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style-name="ce43" office:value-type="string">
            <text:p>H2O_g_m3_Avg</text:p>
          </table:table-cell>
          <table:table-cell table:style-name="ce43" office:value-type="string">
            <text:p>g/m^3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H2O molar conc.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style-name="ce43" office:value-type="string">
            <text:p>H2O_g_m3_Std</text:p>
          </table:table-cell>
          <table:table-cell table:style-name="ce43" office:value-type="string">
            <text:p>g/m^3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H2O molar conc.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43" office:value-type="string">
            <text:p>H2O_signal_Avg</text:p>
          </table:table-cell>
          <table:table-cell table:style-name="ce43" office:value-type="string">
            <text:p>ratio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H2O signal quality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style-name="ce43" office:value-type="string">
            <text:p>amb_tmpr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ambient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style-name="ce43" office:value-type="string">
            <text:p>amb_press_Avg</text:p>
          </table:table-cell>
          <table:table-cell table:style-name="ce43" office:value-type="string">
            <text:p>kPa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barometric press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style-name="ce43" office:value-type="string">
            <text:p>irga_uptime</text:p>
          </table:table-cell>
          <table:table-cell table:style-name="ce43" office:value-type="string">
            <text:p>ratio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ratio of samples/possible</text:p>
          </table:table-cell>
          <table:table-cell table:style-name="ce43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style-name="ce43" office:value-type="string">
            <text:p>T_hmp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ambient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style-name="ce43" office:value-type="string">
            <text:p>RH_hmp_Avg</text:p>
          </table:table-cell>
          <table:table-cell table:style-name="ce43" office:value-type="string">
            <text:p>%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relative humidity</text:p>
          </table:table-cell>
          <table:table-cell table:style-name="ce43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style-name="ce43" office:value-type="string">
            <text:p>e_hmp_Avg</text:p>
          </table:table-cell>
          <table:table-cell table:style-name="ce43" office:value-type="string">
            <text:p>kPa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H2O vapor press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style-name="ce43" office:value-type="string">
            <text:p>e_sat_hmp_Avg</text:p>
          </table:table-cell>
          <table:table-cell table:style-name="ce43" office:value-type="string">
            <text:p>kPa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H2O saturation VP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43" office:value-type="string">
            <text:p>Rn_Avg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net radiation</text:p>
          </table:table-cell>
          <table:table-cell table:style-name="ce43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43" office:value-type="string">
            <text:p>Rn_meas_Avg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net radiation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table:style-name="ce43" office:value-type="string">
            <text:p>PAR_totflx_Tot</text:p>
          </table:table-cell>
          <table:table-cell table:style-name="ce43" office:value-type="string">
            <text:p>mmol/m^2</text:p>
          </table:table-cell>
          <table:table-cell table:style-name="ce48" office:value-type="string">
            <text:p>Tot</text:p>
          </table:table-cell>
          <table:table-cell table:style-name="ce43" office:value-type="string">
            <text:p>total flux density</text:p>
          </table:table-cell>
          <table:table-cell table:style-name="ce43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table:style-name="ce43" office:value-type="string">
            <text:p>PAR_flxdens_Avg</text:p>
          </table:table-cell>
          <table:table-cell table:style-name="ce43" office:value-type="string">
            <text:p>umol/s/m^2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average flux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style-name="ce43" office:value-type="string">
            <text:p>Met1_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calar mean horizontal wind speed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table:style-name="ce43" office:value-type="string">
            <text:p>Met1_rslt_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table:style-name="ce43" office:value-type="string">
            <text:p>Met1_rslt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table:style-name="ce43" office:value-type="string">
            <text:p>Met1_std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td. dev. of wind speed</text:p>
          </table:table-cell>
          <table:table-cell table:style-name="ce43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43" office:value-type="string">
            <text:p>Rain_mm_Tot</text:p>
          </table:table-cell>
          <table:table-cell table:style-name="ce43" office:value-type="string">
            <text:p>mm</text:p>
          </table:table-cell>
          <table:table-cell table:style-name="ce48" office:value-type="string">
            <text:p>Tot</text:p>
          </table:table-cell>
          <table:table-cell table:style-name="ce43" office:value-type="string">
            <text:p>total precipitation</text:p>
          </table:table-cell>
          <table:table-cell table:style-name="ce43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style-name="ce43" office:value-type="string">
            <text:p>panel_tmpr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logger panel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style-name="ce43" office:value-type="string">
            <text:p>batt_volt_Avg</text:p>
          </table:table-cell>
          <table:table-cell table:style-name="ce43" office:value-type="string">
            <text:p>V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supply voltage</text:p>
          </table:table-cell>
          <table:table-cell table:style-name="ce43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5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/>
          <table:table-cell table:style-name="ce45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5" table:style-name="ta1">
        <table:table-column table:style-name="co9" table:default-cell-style-name="ce40"/>
        <table:table-column table:style-name="co20" table:default-cell-style-name="ce44"/>
        <table:table-column table:style-name="co21" table:default-cell-style-name="ce44"/>
        <table:table-column table:style-name="co12" table:default-cell-style-name="ce49"/>
        <table:table-column table:style-name="co22" table:default-cell-style-name="ce44"/>
        <table:table-column table:style-name="co23" table:default-cell-style-name="ce44"/>
        <table:table-column table:style-name="co28" table:default-cell-style-name="ce44"/>
        <table:table-column table:style-name="co8" table:number-columns-repeated="1016" table:default-cell-style-name="ce44"/>
        <table:table-row table:style-name="ro2">
          <table:table-cell/>
          <table:table-cell table:style-name="ce41" office:value-type="string">
            <text:p>Column label</text:p>
          </table:table-cell>
          <table:table-cell table:style-name="ce41" office:value-type="string">
            <text:p>Units</text:p>
          </table:table-cell>
          <table:table-cell table:style-name="ce46" office:value-type="string">
            <text:p>StatCode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2" office:value-type="string">
            <text:p>TIMESTAMP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end of period timestamp</text:p>
          </table:table-cell>
          <table:table-cell table:style-name="ce42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2" office:value-type="string">
            <text:p>RECORD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sequential record number</text:p>
          </table:table-cell>
          <table:table-cell table:style-name="ce4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43" office:value-type="string">
            <text:p>L</text:p>
          </table:table-cell>
          <table:table-cell table:style-name="ce43" office:value-type="string">
            <text:p>m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Obukhov length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43" office:value-type="string">
            <text:p>u_star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friction velocity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43" office:value-type="string">
            <text:p>tau</text:p>
          </table:table-cell>
          <table:table-cell table:style-name="ce43" office:value-type="string">
            <text:p>kg/(m s^2)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omentum flux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43" office:value-type="string">
            <text:p>Fc_wpl</text:p>
          </table:table-cell>
          <table:table-cell table:style-name="ce43" office:value-type="string">
            <text:p>mg/(m^2 s)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CO2 flux</text:p>
          </table:table-cell>
          <table:table-cell table:style-name="ce43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43" office:value-type="string">
            <text:p>LE_wpl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latent heat flux</text:p>
          </table:table-cell>
          <table:table-cell table:style-name="ce43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43" office:value-type="string">
            <text:p>Hc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sensible heat flux</text:p>
          </table:table-cell>
          <table:table-cell table:style-name="ce43" office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style-name="ce43" office:value-type="string">
            <text:p>Ts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sonic temperature</text:p>
          </table:table-cell>
          <table:table-cell table:style-name="ce43" office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43" office:value-type="string">
            <text:p>Ts_Std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sonic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43" office:value-type="string">
            <text:p>Tc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'corrected' sonic temp.</text:p>
          </table:table-cell>
          <table:table-cell table:style-name="ce50" office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43" office:value-type="string">
            <text:p>Uz_St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vertical wind speed</text:p>
          </table:table-cell>
          <table:table-cell table:style-name="ce43" office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43" office:value-type="string">
            <text:p>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calar mean horizontal wind speed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43" office:value-type="string">
            <text:p>rslt_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43" office:value-type="string">
            <text:p>rslt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wind direction</text:p>
          </table:table-cell>
          <table:table-cell table:style-name="ce43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43" office:value-type="string">
            <text:p>std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td. dev. of wind speed</text:p>
          </table:table-cell>
          <table:table-cell table:style-name="ce43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43" office:value-type="string">
            <text:p>sonic_uptime</text:p>
          </table:table-cell>
          <table:table-cell table:style-name="ce43" office:value-type="string">
            <text:p>unity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ratio of samples/possible</text:p>
          </table:table-cell>
          <table:table-cell table:style-name="ce43" office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43" office:value-type="string">
            <text:p>CO2_ppm_Avg</text:p>
          </table:table-cell>
          <table:table-cell table:style-name="ce43" office:value-type="string">
            <text:p>ppm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CO2 mixing ratio</text:p>
          </table:table-cell>
          <table:table-cell table:style-name="ce43" office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43" office:value-type="string">
            <text:p>CO2_mg_m3_Avg</text:p>
          </table:table-cell>
          <table:table-cell table:style-name="ce43" office:value-type="string">
            <text:p>mg/m^3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CO2 mass concentration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43" office:value-type="string">
            <text:p>CO2_mg_m3_Std</text:p>
          </table:table-cell>
          <table:table-cell table:style-name="ce43" office:value-type="string">
            <text:p>mg/m^3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CO2 mass conc.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43" office:value-type="string">
            <text:p>CO2_signal_Avg</text:p>
          </table:table-cell>
          <table:table-cell table:style-name="ce43" office:value-type="string">
            <text:p>ratio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CO2 signal quality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43" office:value-type="string">
            <text:p>H2O_g_kg_Avg</text:p>
          </table:table-cell>
          <table:table-cell table:style-name="ce43" office:value-type="string">
            <text:p>g_kg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H2O mixing ratio</text:p>
          </table:table-cell>
          <table:table-cell table:style-name="ce43" office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43" office:value-type="string">
            <text:p>H2O_g_m3_Avg</text:p>
          </table:table-cell>
          <table:table-cell table:style-name="ce43" office:value-type="string">
            <text:p>g/m^3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H2O molar conc.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43" office:value-type="string">
            <text:p>H2O_g_m3_Std</text:p>
          </table:table-cell>
          <table:table-cell table:style-name="ce43" office:value-type="string">
            <text:p>g/m^3</text:p>
          </table:table-cell>
          <table:table-cell table:style-name="ce48" office:value-type="string">
            <text:p>Std</text:p>
          </table:table-cell>
          <table:table-cell table:style-name="ce43" office:value-type="string">
            <text:p>std. dev. of H2O molar conc.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43" office:value-type="string">
            <text:p>H2O_signal_Avg</text:p>
          </table:table-cell>
          <table:table-cell table:style-name="ce43" office:value-type="string">
            <text:p>ratio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H2O signal quality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43" office:value-type="string">
            <text:p>amb_tmpr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ambient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43" office:value-type="string">
            <text:p>amb_press_Avg</text:p>
          </table:table-cell>
          <table:table-cell table:style-name="ce43" office:value-type="string">
            <text:p>kPa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barometric press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43" office:value-type="string">
            <text:p>irga_uptime</text:p>
          </table:table-cell>
          <table:table-cell table:style-name="ce43" office:value-type="string">
            <text:p>ratio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ratio of samples/possible</text:p>
          </table:table-cell>
          <table:table-cell table:style-name="ce43" office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43" office:value-type="string">
            <text:p>T_hmp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ambient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43" office:value-type="string">
            <text:p>RH_hmp_Avg</text:p>
          </table:table-cell>
          <table:table-cell table:style-name="ce43" office:value-type="string">
            <text:p>%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relative humidity</text:p>
          </table:table-cell>
          <table:table-cell table:style-name="ce43" office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43" office:value-type="string">
            <text:p>e_hmp_Avg</text:p>
          </table:table-cell>
          <table:table-cell table:style-name="ce43" office:value-type="string">
            <text:p>kPa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H2O vapor press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43" office:value-type="string">
            <text:p>e_sat_hmp_Avg</text:p>
          </table:table-cell>
          <table:table-cell table:style-name="ce43" office:value-type="string">
            <text:p>kPa</text:p>
          </table:table-cell>
          <table:table-cell table:style-name="ce48" office:value-type="string">
            <text:p>Smp+</text:p>
          </table:table-cell>
          <table:table-cell table:style-name="ce43" office:value-type="string">
            <text:p>mean H2O saturation VP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43" office:value-type="string">
            <text:p>Rn_Avg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net radiation</text:p>
          </table:table-cell>
          <table:table-cell table:style-name="ce43" office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43" office:value-type="string">
            <text:p>Rn_meas_Avg</text:p>
          </table:table-cell>
          <table:table-cell table:style-name="ce43" office:value-type="string">
            <text:p>W/m^2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net radiation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43" office:value-type="string">
            <text:p>PAR_totflx_Tot</text:p>
          </table:table-cell>
          <table:table-cell table:style-name="ce43" office:value-type="string">
            <text:p>mmol/m^2</text:p>
          </table:table-cell>
          <table:table-cell table:style-name="ce48" office:value-type="string">
            <text:p>Tot</text:p>
          </table:table-cell>
          <table:table-cell table:style-name="ce43" office:value-type="string">
            <text:p>total flux density</text:p>
          </table:table-cell>
          <table:table-cell table:style-name="ce43" office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43" office:value-type="string">
            <text:p>PAR_flxdens_Avg</text:p>
          </table:table-cell>
          <table:table-cell table:style-name="ce43" office:value-type="string">
            <text:p>umol/s/m^2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average flux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43" office:value-type="string">
            <text:p>Met1_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calar mean horizontal wind speed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43" office:value-type="string">
            <text:p>Met1_rslt_wnd_spd</text:p>
          </table:table-cell>
          <table:table-cell table:style-name="ce43" office:value-type="string">
            <text:p>m/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43" office:value-type="string">
            <text:p>Met1_rslt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resultant mean wind direction</text:p>
          </table:table-cell>
          <table:table-cell table:style-name="Default" office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43" office:value-type="string">
            <text:p>Met1_std_wnd_dir</text:p>
          </table:table-cell>
          <table:table-cell table:style-name="ce43" office:value-type="string">
            <text:p>degrees</text:p>
          </table:table-cell>
          <table:table-cell table:style-name="ce48" office:value-type="string">
            <text:p>WV</text:p>
          </table:table-cell>
          <table:table-cell table:style-name="ce43" office:value-type="string">
            <text:p>std. dev. of wind speed</text:p>
          </table:table-cell>
          <table:table-cell table:style-name="ce43" office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43" office:value-type="string">
            <text:p>Rain_mm_Tot</text:p>
          </table:table-cell>
          <table:table-cell table:style-name="ce43" office:value-type="string">
            <text:p>mm</text:p>
          </table:table-cell>
          <table:table-cell table:style-name="ce48" office:value-type="string">
            <text:p>Tot</text:p>
          </table:table-cell>
          <table:table-cell table:style-name="ce43" office:value-type="string">
            <text:p>total precipitation</text:p>
          </table:table-cell>
          <table:table-cell table:style-name="ce43" office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43" office:value-type="string">
            <text:p>panel_tmpr_Avg</text:p>
          </table:table-cell>
          <table:table-cell table:style-name="ce43" office:value-type="string">
            <text:p>C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logger panel temperature</text:p>
          </table:table-cell>
          <table:table-cell table:style-name="ce43"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43" office:value-type="string">
            <text:p>batt_volt_Avg</text:p>
          </table:table-cell>
          <table:table-cell table:style-name="ce43" office:value-type="string">
            <text:p>V</text:p>
          </table:table-cell>
          <table:table-cell table:style-name="ce48" office:value-type="string">
            <text:p>Avg</text:p>
          </table:table-cell>
          <table:table-cell table:style-name="ce43" office:value-type="string">
            <text:p>mean supply voltage</text:p>
          </table:table-cell>
          <table:table-cell table:style-name="ce43" office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ce45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/>
          <table:table-cell table:style-name="ce45" office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30_soil" table:style-name="ta1">
        <table:table-column table:style-name="co9" table:default-cell-style-name="ce40"/>
        <table:table-column table:style-name="co29" table:default-cell-style-name="Default"/>
        <table:table-column table:style-name="co30" table:default-cell-style-name="Default"/>
        <table:table-column table:style-name="co12" table:default-cell-style-name="ce40"/>
        <table:table-column table:style-name="co31" table:default-cell-style-name="Default"/>
        <table:table-column table:style-name="co32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41" office:value-type="string">
            <text:p>Column label</text:p>
          </table:table-cell>
          <table:table-cell table:style-name="ce41" office:value-type="string">
            <text:p>Units</text:p>
          </table:table-cell>
          <table:table-cell table:style-name="ce46" office:value-type="string">
            <text:p>StatCode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Notes</text:p>
          </table:table-cell>
          <table:table-cell table:style-name="ce44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2" office:value-type="string">
            <text:p>TIMESTAMP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end of period timestamp</text:p>
          </table:table-cell>
          <table:table-cell table:style-name="ce42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2" office:value-type="string">
            <text:p>RECORD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sequential record number</text:p>
          </table:table-cell>
          <table:table-cell table:style-name="ce42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il_5TM_ID5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il_5TM_ID5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oil_5TM_ID5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il_5TM_ID6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il_5TM_ID6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oil_5TM_ID6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il_5TM_ID7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il_5TM_ID7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oil_5TM_ID7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il_5TM_ID8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il_5TM_ID8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oil_5TM_ID8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il_5TM_ID9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il_5TM_ID9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oil_5TM_ID9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oil_hfp1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oil_hfp1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il_hfp2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oil_hfp2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5_soil" table:style-name="ta1">
        <table:table-column table:style-name="co9" table:default-cell-style-name="ce40"/>
        <table:table-column table:style-name="co29" table:default-cell-style-name="Default"/>
        <table:table-column table:style-name="co30" table:default-cell-style-name="Default"/>
        <table:table-column table:style-name="co12" table:default-cell-style-name="ce40"/>
        <table:table-column table:style-name="co31" table:default-cell-style-name="Default"/>
        <table:table-column table:style-name="co32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41" office:value-type="string">
            <text:p>Column label</text:p>
          </table:table-cell>
          <table:table-cell table:style-name="ce41" office:value-type="string">
            <text:p>Units</text:p>
          </table:table-cell>
          <table:table-cell table:style-name="ce46" office:value-type="string">
            <text:p>StatCode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Notes</text:p>
          </table:table-cell>
          <table:table-cell table:style-name="ce44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2" office:value-type="string">
            <text:p>TIMESTAMP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end of period timestamp</text:p>
          </table:table-cell>
          <table:table-cell table:style-name="ce42" office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2" office:value-type="string">
            <text:p>RECORD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sequential record number</text:p>
          </table:table-cell>
          <table:table-cell table:style-name="ce42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il_5TM_ID5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il_5TM_ID5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oil_5TM_ID5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il_5TM_ID6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il_5TM_ID6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oil_5TM_ID6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il_5TM_ID7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il_5TM_ID7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oil_5TM_ID7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il_5TM_ID8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il_5TM_ID8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oil_5TM_ID8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il_5TM_ID9_epsilon_Avg</text:p>
          </table:table-cell>
          <table:table-cell office:value-type="string">
            <text:p>dimensionless</text:p>
          </table:table-cell>
          <table:table-cell office:value-type="string">
            <text:p>Avg</text:p>
          </table:table-cell>
          <table:table-cell office:value-type="string">
            <text:p>mean dielectric permittivity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il_5TM_ID9_T_Avg</text:p>
          </table:table-cell>
          <table:table-cell office:value-type="string">
            <text:p>C</text:p>
          </table:table-cell>
          <table:table-cell office:value-type="string">
            <text:p>Avg</text:p>
          </table:table-cell>
          <table:table-cell office:value-type="string">
            <text:p>mean soil temperature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oil_5TM_ID9_VWC_Avg</text:p>
          </table:table-cell>
          <table:table-cell office:value-type="string">
            <text:p>v/v</text:p>
          </table:table-cell>
          <table:table-cell office:value-type="string">
            <text:p>Avg</text:p>
          </table:table-cell>
          <table:table-cell office:value-type="string">
            <text:p>mean volumetric water content</text:p>
          </table:table-cell>
          <table:table-cell office:value-type="string">
            <text:p>via Topp eqn (Topp et al. 1980)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oil_hfp1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oil_hfp1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oil_hfp2_heat_flux_Avg</text:p>
          </table:table-cell>
          <table:table-cell office:value-type="string">
            <text:p>W/m^2</text:p>
          </table:table-cell>
          <table:table-cell office:value-type="string">
            <text:p>Avg</text:p>
          </table:table-cell>
          <table:table-cell office:value-type="string">
            <text:p>mean soil heat flux</text:p>
          </table:table-cell>
          <table:table-cell office:value-type="string">
            <text:p>(+) = into soil surface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oil_hfp2_sensitivity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office:value-type="string">
            <text:p>current sensitivity value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te_daily" table:style-name="ta1">
        <table:table-column table:style-name="co9" table:default-cell-style-name="ce19"/>
        <table:table-column table:style-name="co39" table:default-cell-style-name="ce55"/>
        <table:table-column table:style-name="co40" table:default-cell-style-name="ce55"/>
        <table:table-column table:style-name="co12" table:default-cell-style-name="ce37"/>
        <table:table-column table:style-name="co41" table:default-cell-style-name="ce55"/>
        <table:table-column table:style-name="co42" table:default-cell-style-name="ce55"/>
        <table:table-column table:style-name="co8" table:number-columns-repeated="1017" table:default-cell-style-name="ce55"/>
        <table:table-row table:style-name="ro2">
          <table:table-cell/>
          <table:table-cell table:style-name="ce38" office:value-type="string" calcext:value-type="string">
            <text:p>Column label</text:p>
          </table:table-cell>
          <table:table-cell table:style-name="ce38" office:value-type="string" calcext:value-type="string">
            <text:p>Units</text:p>
          </table:table-cell>
          <table:table-cell table:style-name="ce56" office:value-type="string" calcext:value-type="string">
            <text:p>StatCode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Notes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TIMESTAMP</text:p>
          </table:table-cell>
          <table:table-cell table:style-name="ce39"/>
          <table:table-cell table:style-name="ce57" office:value-type="string" calcext:value-type="string">
            <text:p>--</text:p>
          </table:table-cell>
          <table:table-cell table:style-name="ce39" office:value-type="string" calcext:value-type="string">
            <text:p>end of period timestamp</text:p>
          </table:table-cell>
          <table:table-cell table:style-name="ce39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RECORD</text:p>
          </table:table-cell>
          <table:table-cell table:style-name="ce39"/>
          <table:table-cell table:style-name="ce57" office:value-type="string" calcext:value-type="string">
            <text:p>--</text:p>
          </table:table-cell>
          <table:table-cell table:style-name="ce39" office:value-type="string" calcext:value-type="string">
            <text:p>consecutive record number</text:p>
          </table:table-cell>
          <table:table-cell table:style-name="ce39"/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4" office:value-type="string" calcext:value-type="string">
            <text:p>latitude_Med</text:p>
          </table:table-cell>
          <table:table-cell table:style-name="ce54" office:value-type="string" calcext:value-type="string">
            <text:p>decDegreesN</text:p>
          </table:table-cell>
          <table:table-cell table:style-name="ce58" office:value-type="string" calcext:value-type="string">
            <text:p>Med</text:p>
          </table:table-cell>
          <table:table-cell table:style-name="ce54" office:value-type="string" calcext:value-type="string">
            <text:p>median reported latitude</text:p>
          </table:table-cell>
          <table:table-cell table:style-name="ce54"/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4" office:value-type="string" calcext:value-type="string">
            <text:p>longitude_Med</text:p>
          </table:table-cell>
          <table:table-cell table:style-name="ce54" office:value-type="string" calcext:value-type="string">
            <text:p>decDegreesE</text:p>
          </table:table-cell>
          <table:table-cell table:style-name="ce58" office:value-type="string" calcext:value-type="string">
            <text:p>Med</text:p>
          </table:table-cell>
          <table:table-cell table:style-name="ce54" office:value-type="string" calcext:value-type="string">
            <text:p>median reported longitude</text:p>
          </table:table-cell>
          <table:table-cell table:style-name="ce54"/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4" office:value-type="string" calcext:value-type="string">
            <text:p>magnetic_variation_Med</text:p>
          </table:table-cell>
          <table:table-cell table:style-name="ce54" office:value-type="string" calcext:value-type="string">
            <text:p>degreesEofN</text:p>
          </table:table-cell>
          <table:table-cell table:style-name="ce58" office:value-type="string" calcext:value-type="string">
            <text:p>Med</text:p>
          </table:table-cell>
          <table:table-cell table:style-name="ce54" office:value-type="string" calcext:value-type="string">
            <text:p>median reported magnetic variation</text:p>
          </table:table-cell>
          <table:table-cell table:style-name="ce54" office:value-type="string" calcext:value-type="string">
            <text:p>MagN+MagVar = TrueN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4" office:value-type="string" calcext:value-type="string">
            <text:p>nmbr_satellites_Avg</text:p>
          </table:table-cell>
          <table:table-cell table:style-name="ce54" office:value-type="string" calcext:value-type="string">
            <text:p>unitless</text:p>
          </table:table-cell>
          <table:table-cell table:style-name="ce58" office:value-type="string" calcext:value-type="string">
            <text:p>Avg</text:p>
          </table:table-cell>
          <table:table-cell table:style-name="ce54" office:value-type="string" calcext:value-type="string">
            <text:p>mean number of satellites used</text:p>
          </table:table-cell>
          <table:table-cell table:style-name="ce54"/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4" office:value-type="string" calcext:value-type="string">
            <text:p>altitude_Med</text:p>
          </table:table-cell>
          <table:table-cell table:style-name="ce54" office:value-type="string" calcext:value-type="string">
            <text:p>m</text:p>
          </table:table-cell>
          <table:table-cell table:style-name="ce58" office:value-type="string" calcext:value-type="string">
            <text:p>Med</text:p>
          </table:table-cell>
          <table:table-cell table:style-name="ce54" office:value-type="string" calcext:value-type="string">
            <text:p>median reported altitude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string" calcext:value-type="string">
            <text:p>altitude_Avg</text:p>
          </table:table-cell>
          <table:table-cell table:style-name="ce54" office:value-type="string" calcext:value-type="string">
            <text:p>m</text:p>
          </table:table-cell>
          <table:table-cell table:style-name="ce58" office:value-type="string" calcext:value-type="string">
            <text:p>Avg</text:p>
          </table:table-cell>
          <table:table-cell table:style-name="ce54" office:value-type="string" calcext:value-type="string">
            <text:p>mean reported altitude</text:p>
          </table:table-cell>
          <table:table-cell table:style-name="ce54"/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4" office:value-type="string" calcext:value-type="string">
            <text:p>gps_ready_Min</text:p>
          </table:table-cell>
          <table:table-cell table:style-name="ce54" office:value-type="string" calcext:value-type="string">
            <text:p>unitless</text:p>
          </table:table-cell>
          <table:table-cell table:style-name="ce58" office:value-type="string" calcext:value-type="string">
            <text:p>Min</text:p>
          </table:table-cell>
          <table:table-cell table:style-name="ce54" office:value-type="string" calcext:value-type="string">
            <text:p>lowest reported GPS ready signal</text:p>
          </table:table-cell>
          <table:table-cell table:style-name="ce54" office:value-type="string" calcext:value-type="string">
            <text:p>values less than 10 indicate poor GPS signal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4" office:value-type="string" calcext:value-type="string">
            <text:p>max_clock_change</text:p>
          </table:table-cell>
          <table:table-cell table:style-name="ce54" office:value-type="string" calcext:value-type="string">
            <text:p>ms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largest clock adjustment done</text:p>
          </table:table-cell>
          <table:table-cell table:style-name="ce54" office:value-type="string" calcext:value-type="string">
            <text:p>values above 10 could indicate issues with the clock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4" office:value-type="string" calcext:value-type="string">
            <text:p>nmbr_clock_change</text:p>
          </table:table-cell>
          <table:table-cell table:style-name="ce54" office:value-type="string" calcext:value-type="string">
            <text:p>samples</text:p>
          </table:table-cell>
          <table:table-cell table:style-name="ce58" office:value-type="string" calcext:value-type="string">
            <text:p>Smp</text:p>
          </table:table-cell>
          <table:table-cell table:style-name="ce54" office:value-type="string" calcext:value-type="string">
            <text:p># of clock adjustments done</text:p>
          </table:table-cell>
          <table:table-cell table:style-name="ce54" office:value-type="string" calcext:value-type="string">
            <text:p>cumulative value since program start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te_info" table:style-name="ta1">
        <table:table-column table:style-name="co9" table:default-cell-style-name="ce40"/>
        <table:table-column table:style-name="co1" table:default-cell-style-name="Default"/>
        <table:table-column table:style-name="co33" table:default-cell-style-name="Default"/>
        <table:table-column table:style-name="co12" table:default-cell-style-name="ce40"/>
        <table:table-column table:style-name="co34" table:default-cell-style-name="Default"/>
        <table:table-column table:style-name="co32" table:default-cell-style-name="Default"/>
        <table:table-column table:style-name="co8" table:number-columns-repeated="1017" table:default-cell-style-name="Default"/>
        <table:table-row table:style-name="ro2">
          <table:table-cell/>
          <table:table-cell table:style-name="ce41" office:value-type="string">
            <text:p>Column label</text:p>
          </table:table-cell>
          <table:table-cell table:style-name="ce41" office:value-type="string">
            <text:p>Units</text:p>
          </table:table-cell>
          <table:table-cell table:style-name="ce46" office:value-type="string">
            <text:p>StatCode</text:p>
          </table:table-cell>
          <table:table-cell table:style-name="ce41" office:value-type="string">
            <text:p>Description</text:p>
          </table:table-cell>
          <table:table-cell table:style-name="ce41" office:value-type="string">
            <text:p>Notes</text:p>
          </table:table-cell>
          <table:table-cell table:style-name="ce44"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style-name="ce42" office:value-type="string">
            <text:p>TIMESTAMP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end of period timestamp</text:p>
          </table:table-cell>
          <table:table-cell table:style-name="ce42" office:value-type="string">
            <text:p>as "YYYY-MM-DD hh:mm:ss" (with quotes)</text:p>
          </table:table-cell>
          <table:table-cell table:style-name="ce44"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style-name="ce42" office:value-type="string">
            <text:p>RECORD</text:p>
          </table:table-cell>
          <table:table-cell table:style-name="ce42"/>
          <table:table-cell table:style-name="ce47" office:value-type="string">
            <text:p>--</text:p>
          </table:table-cell>
          <table:table-cell table:style-name="ce42" office:value-type="string">
            <text:p>sequential record number</text:p>
          </table:table-cell>
          <table:table-cell table:style-name="ce42"/>
          <table:table-cell table:style-name="ce44"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TC_offset</text:p>
          </table:table-cell>
          <table:table-cell office:value-type="string">
            <text:p>hours</text:p>
          </table:table-cell>
          <table:table-cell office:value-type="string">
            <text:p>Smp</text:p>
          </table:table-cell>
          <table:table-cell table:style-name="ce42" office:value-type="string">
            <text:p>time offset from UTC</text:p>
          </table:table-cell>
          <table:table-cell table:style-name="ce42" office:value-type="string">
            <text:p>(+)=East, (-)=West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onic_azimuth</text:p>
          </table:table-cell>
          <table:table-cell office:value-type="string">
            <text:p>degEofTN</text:p>
          </table:table-cell>
          <table:table-cell office:value-type="string">
            <text:p>Smp</text:p>
          </table:table-cell>
          <table:table-cell table:style-name="ce42" office:value-type="string">
            <text:p>sonic orientation w.r.t. True North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RLite2_sens</text:p>
          </table:table-cell>
          <table:table-cell office:value-type="string">
            <text:p>uV/W/m^2</text:p>
          </table:table-cell>
          <table:table-cell office:value-type="string">
            <text:p>Smp</text:p>
          </table:table-cell>
          <table:table-cell table:style-name="ce43" office:value-type="string">
            <text:p>sensitivity factor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I190SB_sens</text:p>
          </table:table-cell>
          <table:table-cell office:value-type="string">
            <text:p>uA/mmol/s/m^2</text:p>
          </table:table-cell>
          <table:table-cell office:value-type="string">
            <text:p>Smp</text:p>
          </table:table-cell>
          <table:table-cell table:style-name="ce43" office:value-type="string">
            <text:p>sensitivity factor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FP_1_sens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table:style-name="ce43" office:value-type="string">
            <text:p>sensitivity factor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HFP_2_sens</text:p>
          </table:table-cell>
          <table:table-cell office:value-type="string">
            <text:p>W/m^2/mV</text:p>
          </table:table-cell>
          <table:table-cell office:value-type="string">
            <text:p>Smp</text:p>
          </table:table-cell>
          <table:table-cell table:style-name="ce43" office:value-type="string">
            <text:p>sensitivity factor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ompileResults</text:p>
          </table:table-cell>
          <table:table-cell/>
          <table:table-cell office:value-type="string">
            <text:p>Smp</text:p>
          </table:table-cell>
          <table:table-cell table:style-name="ce43" office:value-type="string">
            <text:p>Results of program compilation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rdStatus</text:p>
          </table:table-cell>
          <table:table-cell/>
          <table:table-cell office:value-type="string">
            <text:p>Smp</text:p>
          </table:table-cell>
          <table:table-cell table:style-name="ce43" office:value-type="string">
            <text:p>Memory card status at compilation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unSig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see Note 1 below table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rogSig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see Note 2 below table</text:p>
          </table:table-cell>
          <table:table-cell table:style-name="ce43"/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ENSOR_DEC_5TM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True/False: soil moisture probes installed</text:p>
          </table:table-cell>
          <table:table-cell table:style-name="ce44"/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SENSOR_DEC_6RAD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T/F: 6-band radiometers installed</text:p>
          </table:table-cell>
          <table:table-cell table:style-name="ce44"/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ENSOR_LGR_N2OCO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T/F: Los Gatos N2O/CO analyzer deployed</text:p>
          </table:table-cell>
          <table:table-cell table:style-name="ce44"/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ENSOR_PIC_CO2CH4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T/F: Picarro CO2/CH4 analyzer deployed</text:p>
          </table:table-cell>
          <table:table-cell table:style-name="ce44"/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ENSOR_HFP01SC</text:p>
          </table:table-cell>
          <table:table-cell/>
          <table:table-cell office:value-type="string">
            <text:p>Smp</text:p>
          </table:table-cell>
          <table:table-cell table:style-name="ce44" office:value-type="string">
            <text:p>T/F: soil heat flux plate installed</text:p>
          </table:table-cell>
          <table:table-cell table:style-name="ce44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3">
          <table:table-cell table:style-name="Default"/>
          <table:table-cell table:style-name="ce51" office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52"/>
          <table:covered-table-cell table:style-name="ce53"/>
          <table:covered-table-cell table:style-name="ce52"/>
          <table:table-cell table:style-name="ce52"/>
          <table:table-cell table:number-columns-repeated="1016"/>
        </table:table-row>
        <table:table-row table:style-name="ro2">
          <table:table-cell table:style-name="Default"/>
          <table:table-cell table:style-name="ce51" office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52"/>
          <table:covered-table-cell table:style-name="ce53"/>
          <table:covered-table-cell table:style-name="ce52"/>
          <table:table-cell table:style-name="ce52"/>
          <table:table-cell table:number-columns-repeated="1016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-summary-'.A16:'-summary-'.B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720_MMTN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20:38:21.6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7T20:39:41.857000000</dc:date>
    <meta:editing-duration>PT9H8M18S</meta:editing-duration>
    <meta:editing-cycles>30</meta:editing-cycles>
    <meta:generator>LibreOffice/4.3.2.2$Windows_x86 LibreOffice_project/edfb5295ba211bd31ad47d0bad0118690f76407d</meta:generator>
    <dc:creator>Patrick O'Keeffe</dc:creator>
    <meta:document-statistic meta:table-count="8" meta:cell-count="988" meta:object-count="0"/>
  </office:meta>
</office:document-meta>
</file>